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line-height="100%"/>
    </style:style>
    <style:style style:name="P3" style:family="paragraph" style:parent-style-name="Standard">
      <style:paragraph-properties fo:margin-top="0cm" fo:margin-bottom="0cm" loext:contextual-spacing="false" fo:line-height="100%" fo:text-align="center" style:justify-single-word="false"/>
    </style:style>
    <style:style style:name="P4" style:family="paragraph" style:parent-style-name="Standard">
      <style:paragraph-properties fo:margin-top="0cm" fo:margin-bottom="0cm" loext:contextual-spacing="false" fo:line-height="100%" fo:text-align="center" style:justify-single-word="false"/>
      <style:text-properties fo:font-size="18pt" style:text-underline-style="solid" style:text-underline-width="auto" style:text-underline-color="font-color" fo:font-weight="bold" style:font-size-asian="18pt" style:font-weight-asian="bold" style:font-size-complex="18pt"/>
    </style:style>
    <style:style style:name="P5" style:family="paragraph" style:parent-style-name="Standard">
      <style:paragraph-properties fo:margin-top="0cm" fo:margin-bottom="0cm" loext:contextual-spacing="false" fo:line-height="100%"/>
      <style:text-properties fo:font-size="12pt" style:font-size-asian="12pt" style:font-size-complex="12pt"/>
    </style:style>
    <style:style style:name="P6" style:family="paragraph" style:parent-style-name="Standard">
      <style:paragraph-properties fo:margin-top="0cm" fo:margin-bottom="0cm" loext:contextual-spacing="false" fo:line-height="100%"/>
      <style:text-properties fo:font-size="12pt" fo:font-weight="bold" style:font-size-asian="12pt" style:font-weight-asian="bold" style:font-size-complex="12pt"/>
    </style:style>
    <style:style style:name="P7" style:family="paragraph" style:parent-style-name="Standard">
      <style:paragraph-properties fo:margin-top="0cm" fo:margin-bottom="0cm" loext:contextual-spacing="false" fo:line-height="100%" fo:break-before="page"/>
    </style:style>
    <style:style style:name="P8" style:family="paragraph" style:parent-style-name="Standard">
      <style:paragraph-properties fo:margin-left="0cm" fo:margin-right="0cm" fo:margin-top="0cm" fo:margin-bottom="0cm" loext:contextual-spacing="false" fo:line-height="100%" fo:text-indent="1.27cm" style:auto-text-indent="false"/>
    </style:style>
    <style:style style:name="P9" style:family="paragraph" style:parent-style-name="Standard">
      <style:paragraph-properties fo:margin-left="0cm" fo:margin-right="0cm" fo:margin-top="0cm" fo:margin-bottom="0cm" loext:contextual-spacing="false" fo:line-height="100%" fo:text-indent="1.27cm" style:auto-text-indent="false"/>
      <style:text-properties fo:font-size="12pt" style:font-size-asian="12pt" style:font-size-complex="12pt"/>
    </style:style>
    <style:style style:name="P10" style:family="paragraph" style:parent-style-name="Heading_20_2">
      <style:text-properties officeooo:paragraph-rsid="001b5882"/>
    </style:style>
    <style:style style:name="P11" style:family="paragraph" style:parent-style-name="Standard">
      <style:text-properties fo:font-size="12pt" officeooo:paragraph-rsid="0009f222" style:font-size-asian="12pt" style:font-size-complex="12pt"/>
    </style:style>
    <style:style style:name="P12" style:family="paragraph" style:parent-style-name="Standard">
      <style:text-properties fo:font-size="12pt" officeooo:paragraph-rsid="00138a31" style:font-size-asian="12pt" style:font-size-complex="12pt"/>
    </style:style>
    <style:style style:name="P13" style:family="paragraph" style:parent-style-name="Standard">
      <style:text-properties fo:font-size="12pt" officeooo:paragraph-rsid="001b5882" style:font-size-asian="12pt" style:font-size-complex="12pt"/>
    </style:style>
    <style:style style:name="P14" style:family="paragraph" style:parent-style-name="Standard">
      <style:text-properties fo:font-size="12pt" style:text-underline-style="none" fo:font-weight="bold" officeooo:rsid="00138a31" officeooo:paragraph-rsid="00138a31" style:font-size-asian="12pt" style:font-weight-asian="bold" style:font-size-complex="12pt" style:font-weight-complex="bold"/>
    </style:style>
    <style:style style:name="P15" style:family="paragraph" style:parent-style-name="Standard">
      <style:text-properties fo:font-size="12pt" style:text-underline-style="none" fo:font-weight="bold" officeooo:rsid="00138a31" officeooo:paragraph-rsid="001b5882" style:font-size-asian="12pt" style:font-weight-asian="bold" style:font-size-complex="12pt" style:font-weight-complex="bold"/>
    </style:style>
    <style:style style:name="P16" style:family="paragraph" style:parent-style-name="Standard">
      <style:paragraph-properties fo:margin-left="0cm" fo:margin-right="0cm" fo:margin-top="0cm" fo:margin-bottom="0cm" loext:contextual-spacing="false" fo:line-height="100%" fo:text-indent="0cm" style:auto-text-indent="false"/>
      <style:text-properties fo:font-size="12pt" style:font-size-asian="12pt" style:font-size-complex="12pt"/>
    </style:style>
    <style:style style:name="P17" style:family="paragraph" style:parent-style-name="Standard" style:master-page-name="Standard">
      <style:paragraph-properties fo:margin-top="0cm" fo:margin-bottom="0cm" loext:contextual-spacing="false" style:page-number="1"/>
    </style:style>
    <style:style style:name="P18" style:family="paragraph" style:parent-style-name="Standard">
      <style:paragraph-properties fo:margin-top="0cm" fo:margin-bottom="0cm" loext:contextual-spacing="false" fo:line-height="100%"/>
      <style:text-properties fo:font-size="12pt" style:font-size-asian="12pt" style:font-size-complex="12pt"/>
    </style:style>
    <style:style style:name="P19" style:family="paragraph" style:parent-style-name="Standard">
      <style:paragraph-properties fo:margin-top="0cm" fo:margin-bottom="0cm" loext:contextual-spacing="false" fo:line-height="100%" fo:text-align="center" style:justify-single-word="false"/>
    </style:style>
    <style:style style:name="P20" style:family="paragraph" style:parent-style-name="Standard">
      <style:text-properties fo:font-size="12pt" fo:font-style="normal" officeooo:rsid="00100d21" officeooo:paragraph-rsid="0009f222" style:font-size-asian="12pt" style:font-style-asian="normal" style:font-size-complex="12pt" style:font-style-complex="normal"/>
    </style:style>
    <style:style style:name="P21" style:family="paragraph" style:parent-style-name="Standard">
      <style:text-properties fo:font-size="12pt" fo:font-style="normal" officeooo:rsid="00100d21" officeooo:paragraph-rsid="001b5882" style:font-size-asian="12pt" style:font-style-asian="normal" style:font-size-complex="12pt" style:font-style-complex="normal"/>
    </style:style>
    <style:style style:name="P22" style:family="paragraph" style:parent-style-name="Standard">
      <style:text-properties fo:font-size="12pt" fo:font-style="normal" style:text-underline-style="none" fo:font-weight="normal" officeooo:rsid="0015bdb3" officeooo:paragraph-rsid="00138a31" style:font-size-asian="12pt" style:font-style-asian="normal" style:font-weight-asian="normal" style:font-size-complex="12pt" style:font-style-complex="normal" style:font-weight-complex="normal"/>
    </style:style>
    <style:style style:name="P23" style:family="paragraph" style:parent-style-name="Standard">
      <style:text-properties fo:font-size="12pt" fo:font-style="normal" style:text-underline-style="none" fo:font-weight="normal" officeooo:rsid="0015bdb3" officeooo:paragraph-rsid="001b5882" style:font-size-asian="12pt" style:font-style-asian="normal" style:font-weight-asian="normal" style:font-size-complex="12pt" style:font-style-complex="normal" style:font-weight-complex="normal"/>
    </style:style>
    <style:style style:name="P24" style:family="paragraph" style:parent-style-name="Standard" style:list-style-name="WWNum1">
      <style:paragraph-properties fo:margin-left="1.27cm" fo:margin-right="0cm" fo:margin-top="0cm" fo:margin-bottom="0cm" loext:contextual-spacing="true" fo:line-height="100%" fo:text-indent="-0.635cm" style:auto-text-indent="false"/>
      <style:text-properties fo:font-size="12pt" style:font-size-asian="12pt" style:font-size-complex="12pt"/>
    </style:style>
    <style:style style:name="P25" style:family="paragraph" style:parent-style-name="Standard" style:list-style-name="WWNum1">
      <style:paragraph-properties fo:margin-left="1.27cm" fo:margin-right="0cm" fo:margin-top="0cm" fo:margin-bottom="0cm" loext:contextual-spacing="true" fo:line-height="100%" fo:text-indent="-0.635cm" style:auto-text-indent="false"/>
    </style:style>
    <style:style style:name="P26" style:family="paragraph" style:parent-style-name="Standard">
      <style:paragraph-properties fo:break-before="page"/>
      <style:text-properties fo:font-size="12pt" fo:font-style="normal" style:text-underline-style="none" fo:font-weight="normal" officeooo:rsid="0015bdb3" officeooo:paragraph-rsid="0015bdb3" style:font-size-asian="12pt" style:font-style-asian="normal" style:font-weight-asian="normal" style:font-size-complex="12pt" style:font-style-complex="normal" style:font-weight-complex="normal"/>
    </style:style>
    <style:style style:name="P27" style:family="paragraph" style:parent-style-name="Heading_20_2">
      <style:paragraph-properties fo:break-before="page"/>
    </style:style>
    <style:style style:name="P28" style:family="paragraph" style:parent-style-name="Contents_20_Heading">
      <style:paragraph-properties fo:break-before="page"/>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style>
    <style:style style:name="T3" style:family="text">
      <style:text-properties fo:font-size="12pt" fo:font-style="italic" fo:font-weight="bold" style:font-size-asian="12pt" style:font-style-asian="italic" style:font-weight-asian="bold" style:font-size-complex="12pt"/>
    </style:style>
    <style:style style:name="T4" style:family="text">
      <style:text-properties fo:font-size="12pt" fo:font-style="italic" style:font-size-asian="12pt" style:font-style-asian="italic" style:font-size-complex="12pt"/>
    </style:style>
    <style:style style:name="T5" style:family="text">
      <style:text-properties style:text-position="super 58%" fo:font-size="12pt" style:font-size-asian="12pt" style:font-size-complex="12pt"/>
    </style:style>
    <style:style style:name="T6" style:family="text">
      <style:text-properties officeooo:rsid="0009f222"/>
    </style:style>
    <style:style style:name="T7" style:family="text">
      <style:text-properties fo:font-style="italic" officeooo:rsid="0009f222" style:font-style-asian="italic" style:font-style-complex="italic"/>
    </style:style>
    <style:style style:name="T8" style:family="text">
      <style:text-properties fo:font-style="italic" officeooo:rsid="000cbf4c" style:font-style-asian="italic" style:font-style-complex="italic"/>
    </style:style>
    <style:style style:name="T9" style:family="text">
      <style:text-properties fo:font-style="italic" officeooo:rsid="001d51a5" style:font-style-asian="italic" style:font-style-complex="italic"/>
    </style:style>
    <style:style style:name="T10" style:family="text">
      <style:text-properties fo:font-style="italic" style:text-underline-style="none" fo:font-weight="normal" officeooo:rsid="00180c5a" style:font-style-asian="italic" style:font-weight-asian="normal" style:font-style-complex="italic" style:font-weight-complex="normal"/>
    </style:style>
    <style:style style:name="T11" style:family="text">
      <style:text-properties fo:font-style="italic" style:text-underline-style="none" fo:font-weight="normal" officeooo:rsid="0015bdb3" style:font-style-asian="italic" style:font-weight-asian="normal" style:font-style-complex="italic" style:font-weight-complex="normal"/>
    </style:style>
    <style:style style:name="T12" style:family="text">
      <style:text-properties fo:font-style="italic" style:text-underline-style="none" fo:font-weight="normal" officeooo:rsid="0029e69a" style:font-style-asian="italic" style:font-weight-asian="normal" style:font-style-complex="italic" style:font-weight-complex="normal"/>
    </style:style>
    <style:style style:name="T13" style:family="text">
      <style:text-properties fo:font-style="italic" style:text-underline-style="none" fo:font-weight="normal" officeooo:rsid="002ad8ef" style:font-style-asian="italic" style:font-weight-asian="normal" style:font-style-complex="italic" style:font-weight-complex="normal"/>
    </style:style>
    <style:style style:name="T14" style:family="text">
      <style:text-properties fo:font-style="italic" style:text-underline-style="none" fo:font-weight="normal" officeooo:rsid="002c591a" style:font-style-asian="italic" style:font-weight-asian="normal" style:font-style-complex="italic" style:font-weight-complex="normal"/>
    </style:style>
    <style:style style:name="T15" style:family="text">
      <style:text-properties fo:font-style="normal" style:font-style-asian="normal" style:font-style-complex="normal"/>
    </style:style>
    <style:style style:name="T16" style:family="text">
      <style:text-properties fo:font-style="normal" officeooo:rsid="000b1a86" style:font-style-asian="normal" style:font-style-complex="normal"/>
    </style:style>
    <style:style style:name="T17" style:family="text">
      <style:text-properties fo:font-style="normal" officeooo:rsid="000c851f" style:font-style-asian="normal" style:font-style-complex="normal"/>
    </style:style>
    <style:style style:name="T18" style:family="text">
      <style:text-properties fo:font-style="normal" officeooo:rsid="000cbf4c" style:font-style-asian="normal" style:font-style-complex="normal"/>
    </style:style>
    <style:style style:name="T19" style:family="text">
      <style:text-properties fo:font-style="normal" officeooo:rsid="000e5dcd" style:font-style-asian="normal" style:font-style-complex="normal"/>
    </style:style>
    <style:style style:name="T20" style:family="text">
      <style:text-properties fo:font-style="normal" officeooo:rsid="00100d21" style:font-style-asian="normal" style:font-style-complex="normal"/>
    </style:style>
    <style:style style:name="T21" style:family="text">
      <style:text-properties fo:font-style="normal" officeooo:rsid="0011f92b" style:font-style-asian="normal" style:font-style-complex="normal"/>
    </style:style>
    <style:style style:name="T22" style:family="text">
      <style:text-properties fo:font-style="normal" officeooo:rsid="001fb4b9" style:font-style-asian="normal" style:font-style-complex="normal"/>
    </style:style>
    <style:style style:name="T23" style:family="text">
      <style:text-properties fo:font-style="normal" officeooo:rsid="00205dfb" style:font-style-asian="normal" style:font-style-complex="normal"/>
    </style:style>
    <style:style style:name="T24" style:family="text">
      <style:text-properties fo:font-style="normal" officeooo:rsid="0022090e" style:font-style-asian="normal" style:font-style-complex="normal"/>
    </style:style>
    <style:style style:name="T25" style:family="text">
      <style:text-properties fo:font-style="normal" officeooo:rsid="0023f724" style:font-style-asian="normal" style:font-style-complex="normal"/>
    </style:style>
    <style:style style:name="T26" style:family="text">
      <style:text-properties fo:font-style="normal" officeooo:rsid="00258b87" style:font-style-asian="normal" style:font-style-complex="normal"/>
    </style:style>
    <style:style style:name="T27" style:family="text">
      <style:text-properties fo:font-style="normal" officeooo:rsid="0026f910" style:font-style-asian="normal" style:font-style-complex="normal"/>
    </style:style>
    <style:style style:name="T28" style:family="text">
      <style:text-properties fo:font-style="normal" officeooo:rsid="00302af4" style:font-style-asian="normal" style:font-style-complex="normal"/>
    </style:style>
    <style:style style:name="T29" style:family="text">
      <style:text-properties fo:font-style="normal" officeooo:rsid="00305dd5" style:font-style-asian="normal" style:font-style-complex="normal"/>
    </style:style>
    <style:style style:name="T30" style:family="text">
      <style:text-properties fo:font-style="normal" style:text-underline-style="none" fo:font-weight="bold" officeooo:rsid="00138a31" style:font-style-asian="normal" style:font-weight-asian="bold" style:font-style-complex="normal" style:font-weight-complex="bold"/>
    </style:style>
    <style:style style:name="T31" style:family="text">
      <style:text-properties fo:font-style="normal" style:text-underline-style="none" fo:font-weight="normal" officeooo:rsid="0015bdb3" style:font-style-asian="normal" style:font-weight-asian="normal" style:font-style-complex="normal" style:font-weight-complex="normal"/>
    </style:style>
    <style:style style:name="T32" style:family="text">
      <style:text-properties fo:font-style="normal" style:text-underline-style="none" fo:font-weight="normal" officeooo:rsid="0027fadc" style:font-style-asian="normal" style:font-weight-asian="normal" style:font-style-complex="normal" style:font-weight-complex="normal"/>
    </style:style>
    <style:style style:name="T33" style:family="text">
      <style:text-properties officeooo:rsid="001b588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tab/> <text:tab/> <text:tab/></text:p>
      <text:p text:style-name="P4">Structure des classes C++ du programme</text:p>
      <text:p text:style-name="P3"/>
      <text:p text:style-name="P3"/>
      <text:p text:style-name="Heading_20_1">Le parcours de l’arbre</text:p>
      <text:p text:style-name="P2"/>
      <text:p text:style-name="P5">Le programme EZ-language est décomposé en plusieurs parties distinctes (déclaration de variables et constantes, début du programme, instructions… etc). Chacune de ces parties va être découpée en différents blocs qui seront matérialisés sous la forme de classes C++ que l’on va implémenter dans le compilateur.</text:p>
      <text:p text:style-name="P5">Au fur et à mesure de son parcours du fichier .ez, le compilateur crée les objets C++ que l’on va utiliser pour traduire ce fichier en fichier .cpp.</text:p>
      <text:p text:style-name="P2"/>
      <text:p text:style-name="P2"><text:span text:style-name="T1">La structure d’un arbre </text:span><text:span text:style-name="T2">binaire</text:span><text:span text:style-name="T1"> sera utilisée pour retracer le parcours du compilateur. Ainsi, chaque classe C++ créée hérite d’une classe « Node » qui lui fixera une structure : les éléments relatifs à la classe créée dans son fils gauche et un accès à la suite du programme dans son fils droit.</text:span></text:p>
      <text:p text:style-name="P2"/>
      <text:p text:style-name="P2"><text:span text:style-name="T1">Une fois que le compilateur a parcouru le fichier .ez, on appelle la méthode </text:span><text:span text:style-name="T3">translate</text:span><text:span text:style-name="T1"> du </text:span><text:span text:style-name="T3">noeud racine</text:span><text:span text:style-name="T1"> et la création du/des fichiers C++ nécessaires sont générés (la traduction de chacun des noeuds entraînant la traduction des autres).</text:span></text:p>
      <text:p text:style-name="P2"/>
      <text:p text:style-name="Heading_20_1">La classe Node</text:p>
      <text:p text:style-name="P2"/>
      <text:p text:style-name="P5">Cette classe abstraite sert de base à l’architecture de nos classes. Elle permet de représenter l’arbre et retranscrire simplement tout notre programme EZ langage. Cette classe contient un nom, un fils gauche ainsi qu’un fils droit. L’arbre est conçu de telle sorte que pour un nœud donné, son fils gauche contient les éléments nécessaires au bon fonctionnement de ce dernier et son fils droit donne accès à la suite des instructions du programme.</text:p>
      <text:p text:style-name="P2"><text:span text:style-name="T1">L’intérêt principal de cette classe </text:span><text:span text:style-name="T3">Node</text:span><text:span text:style-name="T1"> réside dans la présence d’une méthode </text:span><text:span text:style-name="T3">translate</text:span><text:span text:style-name="T1"> qui retournera une chaîne de caractères correspondant à la traduction C++ d’un élément </text:span><text:span text:style-name="T3">EZ-language</text:span><text:span text:style-name="T1">. </text:span></text:p>
      <text:p text:style-name="P2"/>
      <text:p text:style-name="P2"><text:span text:style-name="T2">Exemple :</text:span><text:span text:style-name="T1"> si dans notre programme on trouve deux boucles </text:span><text:span text:style-name="T4">While</text:span><text:span text:style-name="T1"> qui se suivent dans le programme, alors le fils gauche du premier </text:span><text:span text:style-name="T4">While</text:span><text:span text:style-name="T1"> contiendra sa condition d’exécution et les instructions qu’il contient et le fils droit de ce </text:span><text:span text:style-name="T4">While</text:span><text:span text:style-name="T3"> </text:span><text:span text:style-name="T1">pointera sur le 2</text:span><text:span text:style-name="T5">e</text:span><text:span text:style-name="T1"> </text:span><text:span text:style-name="T4">While</text:span><text:span text:style-name="T1">.</text:span></text:p>
      <text:p text:style-name="P2"><text:span text:style-name="T1">Un appel à la fonction </text:span><text:span text:style-name="T3">translate</text:span><text:span text:style-name="T1"> du </text:span><text:span text:style-name="T3">noeud racine</text:span><text:span text:style-name="T1"> d’un programme ne contenant que ces deux boucles While entraînera ainsi la traduction du premier </text:span><text:span text:style-name="T4">While</text:span><text:span text:style-name="T1"> (par l’intermédiaire de la traduction des éléments contenus dans son fils gauche), qui engendrera la traduction du fils droit ce premier </text:span><text:span text:style-name="T4">While</text:span><text:span text:style-name="T1"> (le 2e </text:span><text:span text:style-name="T4">While</text:span><text:span text:style-name="T1">) et ainsi de suite jusqu’à arriver à la fin du programme.</text:span></text:p>
      <text:p text:style-name="P2"/>
      <text:p text:style-name="Heading_20_1"><text:soft-page-break/>Les classes génériques</text:p>
      <text:p text:style-name="P7"/>
      <text:p text:style-name="Heading_20_2">La classe Operator</text:p>
      <text:p text:style-name="P2"/>
      <text:p text:style-name="P2"><text:span text:style-name="T1">La classe dédiée aux opérateurs de tout type est appelée </text:span><text:span text:style-name="T4">Operator</text:span><text:span text:style-name="T1">.</text:span></text:p>
      <text:p text:style-name="P5">Cette classe contient les champs suivants :</text:p>
      <text:list xml:id="list4767532762417532204" text:style-name="WWNum1">
        <text:list-item>
          <text:p text:style-name="P24">ope_nb : valeur entière qui indique s’il s’agit d’un opérateur unaire ou binaire. On pourra ajouter par la suite des opérateurs ternaires au besoin.</text:p>
        </text:list-item>
        <text:list-item>
          <text:p text:style-name="P24">ope_type : valeur entière qui donne le type de l’opérateur (opérateur logique, arithmétique, allocation, comparaison ou incrémentation).</text:p>
        </text:list-item>
        <text:list-item>
          <text:p text:style-name="P24">ope : chaîne de caractères correspondant à la valeur de l’opérateur (+, -, ++, etc).</text:p>
        </text:list-item>
        <text:list-item>
          <text:p text:style-name="P25"><text:span text:style-name="T1">operande_1 et operande_2 : chaînes de caractères correspondant aux éléments qui sont liés à cette opérateur. Dans le cas d’un opérateur unaire, seul </text:span><text:span text:style-name="T4">operande_1</text:span><text:span text:style-name="T1"> sera pris en compte.</text:span></text:p>
        </text:list-item>
      </text:list>
      <text:p text:style-name="P2"/>
      <text:p text:style-name="P2"><text:span text:style-name="T2">Exemple d’utilisation</text:span><text:span text:style-name="T1"> </text:span><text:span text:style-name="T2">:</text:span></text:p>
      <text:p text:style-name="P5"><text:tab/>Operator new_ope= new Operator(2, 2, “+”, “x”, “y”);</text:p>
      <text:p text:style-name="P9">new_ope.translate();</text:p>
      <text:p text:style-name="P8"/>
      <text:p text:style-name="P16">Lors de la traduction de l’arbre, pour ce noeud new_ope, la chaîne de caractères “x+y” sera alors retournée dans le fichier C++ traduit.</text:p>
      <text:p text:style-name="P2"/>
      <text:p text:style-name="Heading_20_2">La classe Range</text:p>
      <text:p text:style-name="P2"/>
      <text:p text:style-name="P2"><text:span text:style-name="T1">Cette classe est composée de deux champs : les deux entiers qui correspondent au début et à la fin de ce </text:span><text:span text:style-name="T4">Range</text:span><text:span text:style-name="T1">. </text:span></text:p>
      <text:p text:style-name="P2"/>
      <text:p text:style-name="P2"><text:span text:style-name="T2">Exemple d’utilisation :</text:span><text:span text:style-name="T1"> </text:span></text:p>
      <text:p text:style-name="P9">Range my_range= new Range(1,10);</text:p>
      <text:p text:style-name="P9">my_range.translate();</text:p>
      <text:p text:style-name="P8"/>
      <text:p text:style-name="P5">Lors de la traduction de l’arbre, pour ce noeud my_range, la chaîne de caractères “1..10” sera alors retournée dans le fichier C++ traduit.</text:p>
      <text:p text:style-name="P2"/>
      <text:p text:style-name="Heading_20_2">La classe Repeat</text:p>
      <text:p text:style-name="P2"/>
      <text:p text:style-name="P5">Cette classe se compose d’une condition et d’une suite d’instructions. Elle correspond au “Do...while” en C++.</text:p>
      <text:p text:style-name="P2"><text:span text:style-name="T1">Elle contient un champ </text:span><text:span text:style-name="T4">Condition</text:span><text:span text:style-name="T1"> (une classe que l’on a implémenté également) et héritant de </text:span><text:span text:style-name="T4">Node</text:span><text:span text:style-name="T1">, contient également un fils gauche et un fils droit.</text:span></text:p>
      <text:p text:style-name="P5">Dans ce fils gauche, on trouvera l’ensemble des instructions contenues dans la boucle.</text:p>
      <text:p text:style-name="P2"><text:span text:style-name="T1">Le fils droit contient l’instruction qui suit cette boucle </text:span><text:span text:style-name="T4">Repeat</text:span><text:span text:style-name="T1">.</text:span></text:p>
      <text:p text:style-name="P2"/>
      <text:p text:style-name="P6">Exemple d’utilisation :</text:p>
      <text:p text:style-name="P2"><text:soft-page-break/></text:p>
      <text:p text:style-name="P5">Repeat my_repeat= new Repeat(Condition cond, Node fils_g, Node fils_d);</text:p>
      <text:p text:style-name="P5">my_repeat.translate();</text:p>
      <text:p text:style-name="Heading_20_2">La classe While</text:p>
      <text:p text:style-name="P2"><text:span text:style-name="T1">Cette classe se compose d’une condition et d’une suite d’instructions. Elle correspond au </text:span><text:span text:style-name="T4">while</text:span><text:span text:style-name="T1"> en C++.</text:span></text:p>
      <text:p text:style-name="P2"><text:span text:style-name="T1">Elle contient un champ </text:span><text:span text:style-name="T4">Condition</text:span><text:span text:style-name="T1"> (une classe que l’on a implémenté également) et héritant de </text:span><text:span text:style-name="T4">Node</text:span><text:span text:style-name="T1">, contient également un fils gauche et un fils droit.</text:span></text:p>
      <text:p text:style-name="P5">Dans ce fils gauche, on trouvera l’ensemble des instructions contenues dans la boucle.</text:p>
      <text:p text:style-name="P2"><text:span text:style-name="T1">Le fils droit contient l’instruction qui suit cette boucle</text:span><text:span text:style-name="T4"> While</text:span><text:span text:style-name="T1">.</text:span></text:p>
      <text:p text:style-name="P2"/>
      <text:p text:style-name="P6">Exemple d’utilisation :</text:p>
      <text:p text:style-name="P2"/>
      <text:p text:style-name="P5">While my_while= new While(Condition cond, Node fils_g, Node fils_d);</text:p>
      <text:p text:style-name="P5">my_while.translate();</text:p>
      <text:p text:style-name="P2"/>
      <text:p text:style-name="P2"/>
      <text:p text:style-name="Heading_20_2">La classe Condition</text:p>
      <text:p text:style-name="P2"/>
      <text:p text:style-name="P2"><text:span text:style-name="T1">Cette classe contient une expression qui, </text:span><text:span text:style-name="T4">in fine</text:span><text:span text:style-name="T1">, aura pour valeur </text:span><text:span text:style-name="T4">true</text:span><text:span text:style-name="T1"> ou </text:span><text:span text:style-name="T4">false</text:span><text:span text:style-name="T1">. Cette classe hérite de </text:span><text:span text:style-name="T4">Node</text:span><text:span text:style-name="T1"> et contient donc un fils gauche et un fils droit. </text:span></text:p>
      <text:p text:style-name="P5">Cette classe est probablement “finale”, i.e. ses fils gauches et droits sont nuls.</text:p>
      <text:p text:style-name="P2"/>
      <text:p text:style-name="P6">Exemple d’utilisation :</text:p>
      <text:p text:style-name="P5"><text:tab/>Condition cond= new Condition();</text:p>
      <text:p text:style-name="P5"><text:tab/>cond.translate();</text:p>
      <text:p text:style-name="P2"/>
      <text:p text:style-name="P2"/>
      <text:p text:style-name="Heading_20_2">La classe Instruction</text:p>
      <text:p text:style-name="P2"/>
      <text:p text:style-name="P2"><text:span text:style-name="T1">Cette classe est une classe générique pour les différentes instructions du programme. Elle hérite de </text:span><text:span text:style-name="T4">Node</text:span><text:span text:style-name="T1"> et certaines classes en héritent également (les classes de boucles par exemple).</text:span></text:p>
      <text:p text:style-name="P5">Son fils gauche contient les éléments nécessaires au fonctionnement de cette instruction (tout dépend du type d’instruction) et le fils droit contient l’instruction qui suit.</text:p>
      <text:p text:style-name="P2"/>
      <text:p text:style-name="P6">Exemple générique d’utilisation :</text:p>
      <text:p text:style-name="P2"><text:span text:style-name="T1"><text:tab/>Soit le cas d’une boucle </text:span><text:span text:style-name="T4">While</text:span><text:span text:style-name="T1"> avec trois instructions inst_1, inst_2 et inst_3.</text:span></text:p>
      <text:p text:style-name="P5">Le fils gauche de l’instruction inst_1 contiendra les éléments nécessaires à l’instruction en question. Son fils droit contient l’instruction inst_2.</text:p>
      <text:p text:style-name="P5">De la même manière, le fils droit de l’instruction inst_2 contient l’instruction inst_3 et le fils droit de l’instruction inst_3 est vide.</text:p>
      <text:p text:style-name="P5"/>
      <text:p text:style-name="P27">La classe DeclarationFunction</text:p>
      <text:p text:style-name="P11"><text:span text:style-name="T6">Cette classe est utilisée pour représenter une fonction qui a été reconnue en EZ language. Elle est appelée dans les fichiers .yacc et crée un objet </text:span><text:span text:style-name="T7">DeclarationFunction </text:span><text:span text:style-name="T16">qui traduira ensuite la fonction EZ en fonction C++. </text:span><text:span text:style-name="T17">Elle hérite de la classe Node et possède donc également un fils gauche et un fils droit. Le fils gauche contient les instructions qui sont présentes dans la fonction et le fils droit pointe sur la suite du programme (après la déclaration de la fonction). </text:span><text:span text:style-name="T18">Dans cette classe on trouve également un vecteur de “</text:span><text:span text:style-name="T8">Variable”</text:span><text:span text:style-name="T18"> pour la liste des éventuels arguments de cette fonction. </text:span><text:span text:style-name="T19">Des chaînes de caractère</text:span><text:span text:style-name="T21">s</text:span><text:span text:style-name="T19"> </text:span><text:span text:style-name="T20">pour </text:span><text:span text:style-name="T28">son nom</text:span><text:span text:style-name="T20">, </text:span><text:span text:style-name="T29">son</text:span><text:span text:style-name="T20"> type de retour et le nom de la variable </text:span><text:span text:style-name="T29">utilisée </text:span><text:span text:style-name="T20">comme variable de retour.</text:span></text:p>
      <text:p text:style-name="P20"/>
      <text:p text:style-name="P14"><text:span text:style-name="T20">E</text:span><text:span text:style-name="T15">xemple d’utilisation :</text:span></text:p>
      <text:p text:style-name="P12"><text:span text:style-name="T30"><text:tab/></text:span><text:span text:style-name="T31">DeclarationFunction *f= new DeclarationFunction(</text:span><text:span text:style-name="T10">nom fonction</text:span><text:span text:style-name="T31">, </text:span><text:span text:style-name="T10">liste d’arguments</text:span><text:span text:style-name="T11">, </text:span><text:span text:style-name="T10">type de retour de la fonction</text:span><text:span text:style-name="T11">, </text:span><text:span text:style-name="T10">liste d’instructions de la fonction</text:span><text:span text:style-name="T11">, </text:span><text:span text:style-name="T10">nom de la variable de retour de la fonction</text:span><text:span text:style-name="T31">);</text:span></text:p>
      <text:p text:style-name="P22"/>
      <text:p text:style-name="P12"/>
      <text:p text:style-name="P10">La classe Declaration<text:span text:style-name="T33">Procedure</text:span></text:p>
      <text:p text:style-name="P13"><text:span text:style-name="T6">Cette classe est utilisée pour représenter une procédure qui a été reconnue en EZ language. Elle est appelée dans les fichiers .yacc et crée un objet </text:span><text:span text:style-name="T7">Declaration</text:span><text:span text:style-name="T9">Procedure</text:span><text:span text:style-name="T7"> </text:span><text:span text:style-name="T16">qui traduira ensuite la </text:span><text:span text:style-name="T22">proc</text:span><text:span text:style-name="T26">é</text:span><text:span text:style-name="T22">dure</text:span><text:span text:style-name="T16"> EZ en fonction C++. </text:span><text:span text:style-name="T17">Elle hérite de la classe Node et possède donc également un fils gauche et un fils droit. Le fils gauche contient les instructions qui sont présentes dans la </text:span><text:span text:style-name="T22">proc</text:span><text:span text:style-name="T26">é</text:span><text:span text:style-name="T22">dure</text:span><text:span text:style-name="T17"> et le fils droit pointe sur la suite du programme (après la déclaration de la </text:span><text:span text:style-name="T23">proc</text:span><text:span text:style-name="T26">éd</text:span><text:span text:style-name="T23">ure</text:span><text:span text:style-name="T17">). </text:span><text:span text:style-name="T18">Dans cette classe on trouve également un vecteur de “</text:span><text:span text:style-name="T8">Variable”</text:span><text:span text:style-name="T18"> pour la liste des éventuels arguments de cette </text:span><text:span text:style-name="T24">proc</text:span><text:span text:style-name="T26">é</text:span><text:span text:style-name="T24">dure</text:span><text:span text:style-name="T18"> </text:span><text:span text:style-name="T25">et une</text:span><text:span text:style-name="T19"> chaîne de caractère</text:span><text:span text:style-name="T25">s</text:span><text:span text:style-name="T21"> </text:span><text:span text:style-name="T20">pour </text:span><text:span text:style-name="T27">son </text:span><text:span text:style-name="T20">nom.</text:span></text:p>
      <text:p text:style-name="P21"/>
      <text:p text:style-name="P15"><text:span text:style-name="T20">E</text:span><text:span text:style-name="T15">xemple d’utilisation :</text:span></text:p>
      <text:p text:style-name="P13"><text:span text:style-name="T30"><text:tab/></text:span><text:span text:style-name="T31">Declaration</text:span><text:span text:style-name="T32">Procedure</text:span><text:span text:style-name="T31"> *f= new Declaration</text:span><text:span text:style-name="T32">Procedure</text:span><text:span text:style-name="T31">(</text:span><text:span text:style-name="T10">nom </text:span><text:span text:style-name="T12">proc</text:span><text:span text:style-name="T14">é</text:span><text:span text:style-name="T12">dure</text:span><text:span text:style-name="T31">, </text:span><text:span text:style-name="T10">liste d’arguments</text:span><text:span text:style-name="T11">, </text:span><text:span text:style-name="T10">liste d’instructions de la </text:span><text:span text:style-name="T13">procédure</text:span><text:span text:style-name="T31">);</text:span></text:p>
      <text:p text:style-name="P23"/>
      <text:p text:style-name="P23"/>
      <text:p text:style-name="P26"/>
      <text:p text:style-name="P2"/>
      <text:p text:style-name="P5">- La classe Conditionnal_instruction</text:p>
      <text:p text:style-name="P5"><text:tab/>→ If / Switch</text:p>
      <text:p text:style-name="P2"/>
      <text:p text:style-name="P5">- La table des symboles</text:p>
      <text:p text:style-name="P5"><text:tab/>→ La classe hashElement</text:p>
      <text:p text:style-name="P5"><text:tab/>→ La classe hashTable</text:p>
      <text:p text:style-name="P2"/>
      <text:p text:style-name="P5">- La classe Iterative_instruction</text:p>
      <text:p text:style-name="P5"><text:tab/>→ forall</text:p>
      <text:p text:style-name="P5"><text:tab/>→ foreach</text:p>
      <text:p text:style-name="P2"/>
      <text:p text:style-name="P5">- Les classes variable et functio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Contents_20_Heading" style:display-name="Contents Heading" style:family="paragraph" style:parent-style-name="Heading" style:class="index"/>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fo:background-color="#ffffff"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date>2017-01-30T17:53:22.101061405</dc:date>
    <meta:editing-duration>PT34M8S</meta:editing-duration>
    <meta:editing-cycles>33</meta:editing-cycles>
    <meta:document-statistic meta:table-count="0" meta:image-count="0" meta:object-count="0" meta:page-count="6" meta:paragraph-count="76" meta:word-count="1230" meta:character-count="7784" meta:non-whitespace-character-count="6613"/>
  </office:meta>
</office:document-meta>
</file>